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ArialMT" svg:font-family="ArialMT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Arial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-asian="ArialMT" style:font-name-complex="ArialMT"/>
    </style:style>
    <style:style style:name="T2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urs 21 Apr 2016</text:span></text:p>
      <text:p text:style-name="P2"><text:span text:style-name="T1"/></text:p>
      <text:p text:style-name="P2"><text:span text:style-name="T1">Tue, 12 Apr 2016</text:span></text:p>
      <text:p text:style-name="P5">Stream button now only appears when the file type of the file uploaded can be streamed.</text:p>
      <text:p text:style-name="P2"><text:span text:style-name="T1"/></text:p>
      <text:p text:style-name="P1">Sat, 9 Apr 2016</text:p>
      <text:p text:style-name="P5">Stream button now only appears when the file type of the file uploaded can be streamed.</text:p>
      <text:p text:style-name="P1"/>
      <text:p text:style-name="P1">Tue, 5 Apr 2016</text:p>
      <text:p text:style-name="P5">Refactored styling of the site.</text:p>
      <text:p text:style-name="P1"/>
      <text:p text:style-name="P1">Tue, 5 Apr 2016</text:p>
      <text:p text:style-name="P5">Changed port the application runs on and put the application live on an AWS ec2 instance.</text:p>
      <text:p text:style-name="P1"/>
      <text:p text:style-name="P1">Tue, 5 Apr 2016</text:p>
      <text:p text:style-name="P5">Added authentication to rooms via a password page.</text:p>
      <text:p text:style-name="P1"/>
      <text:p text:style-name="P1">Sat, 2 Apr 2016</text:p>
      <text:p text:style-name="P6"><text:span text:style-name="T7">Design pretty much finished, rooms now disconnect and display amount of users to uploader. I added fucntionality to improve performance by removing unused </text:span>rooms/peer connections when they are done with.</text:p>
      <text:p text:style-name="P1"/>
      <text:p text:style-name="P1">Thu, 24 Mar 2016</text:p>
      <text:p text:style-name="P5">One to many peer connections now working! I have started to work on design of site.</text:p>
      <text:p text:style-name="P1"/>
      <text:p text:style-name="P1">Wed, 23 Mar 2016</text:p>
      <text:p text:style-name="P5">Node implementation is now working for downloading and streaming files.</text:p>
      <text:p text:style-name="P1"/>
      <text:p text:style-name="P1">Wed, 16 Mar 2016</text:p>
      <text:p text:style-name="P5">Still working on refactoring the signalling server to a node server implementation.</text:p>
      <text:p text:style-name="P1"/>
      <text:p text:style-name="P1">Tue, 15 Mar 2016</text:p>
      <text:p text:style-name="P6"><text:span text:style-name="T7">I decided to abandon the Spring signalling server as it doesn't have the functionality needed for multiple peer connections. I have started to work on a node </text:span>server implementation.</text:p>
      <text:p text:style-name="P1"/>
      <text:p text:style-name="P1">Tue, 23 Feb 2016</text:p>
      <text:p text:style-name="P5">attempting to make the signalling server deal with multiple one-to-one connections</text:p>
      <text:p text:style-name="P1"/>
      <text:p text:style-name="P1">Sun, 31 Jan 2016</text:p>
      <text:p text:style-name="P5">partially finished multiple peer connections; need to work on signalling with multiple peer connections in action.</text:p>
      <text:p text:style-name="P1"/>
      <text:p text:style-name="P1">Sun, 31 Jan 2016</text:p>
      <text:p text:style-name="P5">Audio streaming fixed; attempting to get multiple peer connections working again.</text:p>
      <text:p text:style-name="P1"/>
      <text:p text:style-name="P1">Tue, 26 Jan 2016</text:p>
      <text:p text:style-name="P5">Audio streaming broke when I was attempting one to many peer connections, attempting to fix it at the moment.</text:p>
      <text:p text:style-name="P1"/>
      <text:p text:style-name="P1">Fri, 22 Jan 2016</text:p>
      <text:p text:style-name="P5">Started to work on one to many peer connections.</text:p>
      <text:p text:style-name="P1"/>
      <text:p text:style-name="P1">Thu, 21 Jan 2016</text:p>
      <text:p text:style-name="P5">Refactored project to work in firefox; chrome is no longer supported as it relies on file chunking to transfer files.</text:p>
      <text:p text:style-name="P1"/>
      <text:p text:style-name="P1">Thu, 24 Dec 2015</text:p>
      <text:p text:style-name="P6"><text:span text:style-name="T7">added basic file transfer functionality; added basic audio streaming functionality. Video streaming cannot be supported as video files cannot be converted to a </text:span>stream by any </text:p>
      <text:p text:style-name="P1"/>
      <text:p text:style-name="P1">Tue, 22 Dec 2015</text:p>
      <text:p text:style-name="P5">Added basic datachannel functionality; refactored so that app.js only communicates with p2p.js which then communicates with signaller.js</text:p>
      <text:p text:style-name="P1"/>
      <text:p text:style-name="P1"><text:soft-page-break/>Mon, 21 Dec 2015</text:p>
      <text:p text:style-name="P6"><text:span text:style-name="T7">Added basic webrtc peerconnection functionality; restructured javascript dependencies to use bower ;moved client side signalling functionality into it's own </text:span>javascript file;</text:p>
      <text:p text:style-name="P1"/>
      <text:p text:style-name="P1">Tue, 15 Dec 2015</text:p>
      <text:p text:style-name="P5">Finished room generation for signalling server.</text:p>
      <text:p text:style-name="P1"/>
      <text:p text:style-name="P1">Wed, 9 Dec 2015</text:p>
      <text:p text:style-name="P4"><text:span text:style-name="T2">Attempting to add dynamic url routing to signalling server for room pages</text:span></text:p>
      <text:p text:style-name="P1"/>
      <text:p text:style-name="P1">Thu, 3 Dec 2015</text:p>
      <text:p text:style-name="P4"><text:span text:style-name="T2">Started to <text:s/>prototype dynamic url/room generation for the signalling server.</text:span></text:p>
      <text:p text:style-name="P4"><text:span text:style-name="T2"/></text:p>
      <text:p text:style-name="P1">Tue, 1 Dec 2015</text:p>
      <text:p text:style-name="P4"><text:span text:style-name="T2">Decided not to go with a framework for the client side as it seems unnecessary. Got a partially working web app prototype to test signalling server with.</text:span></text:p>
      <text:p text:style-name="P4"><text:span text:style-name="T2"/></text:p>
      <text:p text:style-name="P1">Mon, 30 Nov 2015</text:p>
      <text:p text:style-name="P4"><text:span text:style-name="T2">Experimenting with backbone.js client-side web application framework</text:span></text:p>
      <text:p text:style-name="P4"><text:span text:style-name="T2"/></text:p>
      <text:p text:style-name="P1">Wed, 25 Nov 2015</text:p>
      <text:p text:style-name="P4"><text:span text:style-name="T2">Finished the first prototype of the Spring signalling server.</text:span></text:p>
      <text:p text:style-name="P4"><text:span text:style-name="T2"/></text:p>
      <text:p text:style-name="P1"><text:span text:style-name="T2">Fri, 13 Nov 2015</text:span></text:p>
      <text:p text:style-name="P1"><text:span text:style-name="T3">Added ethics form to the interim report.</text:span></text:p>
      <text:p text:style-name="P1"><text:span text:style-name="T3"/></text:p>
      <text:p text:style-name="P1">Mon, 16 Nov 2015</text:p>
      <text:p text:style-name="P4"><text:span text:style-name="T2">Finished first draft of the interim report.</text:span></text:p>
      <text:p text:style-name="P4"><text:span text:style-name="T2"/></text:p>
      <text:p text:style-name="P1">Thu, 12 Nov 2015</text:p>
      <text:p text:style-name="P4"><text:span text:style-name="T2">updated interim report</text:span></text:p>
      <text:p text:style-name="P4"><text:span text:style-name="T2"/></text:p>
      <text:p text:style-name="P1">Tue, 3 Nov 2015</text:p>
      <text:p text:style-name="P4"><text:span text:style-name="T2">updated interim report</text:span></text:p>
      <text:p text:style-name="P4"><text:span text:style-name="T2"/></text:p>
      <text:p text:style-name="P1">Mon, 2 Nov 2015</text:p>
      <text:p text:style-name="P4"><text:span text:style-name="T2">Still working on the interim report.</text:span></text:p>
      <text:p text:style-name="P4"><text:span text:style-name="T2"/></text:p>
      <text:p text:style-name="P1">Tue, 27 Oct 2015</text:p>
      <text:p text:style-name="P4"><text:span text:style-name="T2">Started the interim report in LaTeX.</text:span></text:p>
      <text:p text:style-name="P4"><text:span text:style-name="T2"/></text:p>
      <text:p text:style-name="P1">Wed, 21 Oct 2015</text:p>
      <text:p text:style-name="P4"><text:span text:style-name="T2">Finalised the project proposal.</text:span></text:p>
      <text:p text:style-name="P4"><text:span text:style-name="T2"/></text:p>
      <text:p text:style-name="P1">Tue, 20 Oct 2015</text:p>
      <text:p text:style-name="P4"><text:span text:style-name="T2">updated project proposal</text:span></text:p>
      <text:p text:style-name="P4"><text:span text:style-name="T2"/></text:p>
      <text:p text:style-name="P1">Mon, 19 Oct 2015</text:p>
      <text:p text:style-name="P4"><text:span text:style-name="T2">Updated the project proposal with a Gantt chart</text:span></text:p>
      <text:p text:style-name="P4"><text:span text:style-name="T2"/></text:p>
      <text:p text:style-name="P2"><text:span text:style-name="T1">Fri, 16 Oct 2015</text:span></text:p>
      <text:p text:style-name="P3">I have drafted the project proposal and started to experiment with the Spring web framework and the STOMP websocket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ArialMT" svg:font-family="ArialMT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2T21:17:19.70</meta:creation-date>
    <dc:date>2016-04-22T21:27:19.16</dc:date>
    <meta:editing-duration>PT9M5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71" meta:word-count="590" meta:character-count="3467"/>
  </office:meta>
</office:document-meta>
</file>